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3.7097in" table:align="center"/>
    </style:style>
    <style:style style:name="Table1.A" style:family="table-column">
      <style:table-column-properties style:column-width="3.7097in"/>
    </style:style>
    <style:style style:name="Table1.A1" style:family="table-cell">
      <style:table-cell-properties fo:padding="0.0201in" fo:border="none" style:writing-mode="page"/>
    </style:style>
    <style:style style:name="Table2" style:family="table">
      <style:table-properties style:width="3.7083in" table:align="center"/>
    </style:style>
    <style:style style:name="Table2.A" style:family="table-column">
      <style:table-column-properties style:column-width="3.7083in"/>
    </style:style>
    <style:style style:name="Table2.A1" style:family="table-cell">
      <style:table-cell-properties fo:padding="0.0201in" fo:border="none" style:writing-mode="page"/>
    </style:style>
    <style:style style:name="Table3" style:family="table">
      <style:table-properties style:width="3.7083in" table:align="center"/>
    </style:style>
    <style:style style:name="Table3.A" style:family="table-column">
      <style:table-column-properties style:column-width="3.7083in"/>
    </style:style>
    <style:style style:name="Table3.A1" style:family="table-cell">
      <style:table-cell-properties fo:padding="0.0201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Montserrat" fo:font-size="14pt" officeooo:rsid="0019d85c" officeooo:paragraph-rsid="0019d85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Montserrat" officeooo:rsid="001fe43b" officeooo:paragraph-rsid="001fe43b"/>
    </style:style>
    <style:style style:name="P3" style:family="paragraph" style:parent-style-name="Standard">
      <style:paragraph-properties fo:text-align="center" style:justify-single-word="false"/>
      <style:text-properties style:font-name="Montserrat" fo:font-size="14pt" officeooo:rsid="001fe43b" officeooo:paragraph-rsid="001fe43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edecee" loext:opacity="100%" style:font-name="Droid Sans Mono" fo:font-size="6pt" fo:font-weight="normal" officeooo:paragraph-rsid="001fe43b" fo:background-color="#15141b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Montserrat" fo:font-size="8pt" officeooo:rsid="0019d85c" officeooo:paragraph-rsid="0019d85c" style:font-size-asian="7pt" style:font-size-complex="8pt"/>
    </style:style>
    <style:style style:name="P6" style:family="paragraph" style:parent-style-name="Standard">
      <style:paragraph-properties fo:text-align="center" style:justify-single-word="false"/>
      <style:text-properties fo:color="#edecee" loext:opacity="100%" style:font-name="Montserrat" fo:font-size="8pt" fo:font-weight="normal" officeooo:rsid="001fe43b" officeooo:paragraph-rsid="001fe43b" fo:background-color="#15141b" style:font-size-asian="7pt" style:font-size-complex="8pt"/>
    </style:style>
    <style:style style:name="P7" style:family="paragraph" style:parent-style-name="Standard">
      <style:paragraph-properties fo:text-align="start" style:justify-single-word="false"/>
      <style:text-properties officeooo:paragraph-rsid="001fe43b"/>
    </style:style>
    <style:style style:name="P8" style:family="paragraph" style:parent-style-name="Standard">
      <style:paragraph-properties fo:text-align="start" style:justify-single-word="false"/>
      <style:text-properties style:font-name="Montserrat" officeooo:rsid="001fe43b" officeooo:paragraph-rsid="001fe43b"/>
    </style:style>
    <style:style style:name="P9" style:family="paragraph" style:parent-style-name="Standard">
      <style:paragraph-properties fo:text-align="center" style:justify-single-word="false"/>
      <style:text-properties style:font-name="Montserrat" officeooo:rsid="0019d85c" officeooo:paragraph-rsid="0019d85c"/>
    </style:style>
    <style:style style:name="P10" style:family="paragraph" style:parent-style-name="Standard">
      <style:paragraph-properties fo:text-align="start" style:justify-single-word="false"/>
      <style:text-properties style:font-name="Montserrat" fo:font-size="8pt" officeooo:rsid="0019d85c" officeooo:paragraph-rsid="0019d85c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Montserrat" fo:font-size="8pt" officeooo:rsid="0019d85c" officeooo:paragraph-rsid="0019d85c" style:font-size-asian="7pt" style:font-size-complex="8pt"/>
    </style:style>
    <style:style style:name="P12" style:family="paragraph" style:parent-style-name="Standard">
      <style:paragraph-properties fo:text-align="start" style:justify-single-word="false"/>
      <style:text-properties officeooo:paragraph-rsid="0019d85c"/>
    </style:style>
    <style:style style:name="P13" style:family="paragraph" style:parent-style-name="Standard">
      <style:paragraph-properties fo:text-align="start" style:justify-single-word="false"/>
      <style:text-properties style:font-name="Montserrat" fo:font-size="8pt" officeooo:rsid="001afb9a" officeooo:paragraph-rsid="001afb9a" style:font-size-asian="7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Montserrat" fo:font-size="8pt" officeooo:rsid="0019d85c" officeooo:paragraph-rsid="001afb9a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Montserrat" fo:font-size="8pt" officeooo:rsid="001b26c2" officeooo:paragraph-rsid="001b26c2" style:font-size-asian="7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Montserrat" fo:font-size="8pt" officeooo:rsid="0019d85c" officeooo:paragraph-rsid="001afb9a" style:font-size-asian="7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Montserrat" fo:font-size="8pt" officeooo:rsid="001afb9a" officeooo:paragraph-rsid="001c0b58" style:font-size-asian="7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Montserrat" fo:font-size="8pt" officeooo:rsid="0019d85c" officeooo:paragraph-rsid="001c0b58" style:font-size-asian="7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Montserrat" fo:font-size="8pt" officeooo:rsid="001de340" officeooo:paragraph-rsid="001de340" style:font-size-asian="7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Montserrat" fo:font-size="8pt" officeooo:rsid="001b26c2" officeooo:paragraph-rsid="001c0b58" style:font-size-asian="7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Montserrat" fo:font-size="8pt" officeooo:rsid="0019d85c" officeooo:paragraph-rsid="001c0b58" style:font-size-asian="7pt" style:font-size-complex="8pt"/>
    </style:style>
    <style:style style:name="T1" style:family="text">
      <style:text-properties style:font-name="Montserrat" fo:font-size="8pt" officeooo:rsid="0019d85c" style:font-size-asian="7pt" style:font-size-complex="8pt"/>
    </style:style>
    <style:style style:name="T2" style:family="text">
      <style:text-properties fo:color="#edecee" loext:opacity="100%" style:font-name="Droid Sans Mono" fo:font-size="6pt" fo:font-weight="normal" fo:background-color="#15141b" loext:char-shading-value="0" style:font-size-asian="6pt" style:font-size-complex="6pt"/>
    </style:style>
    <style:style style:name="T3" style:family="text">
      <style:text-properties officeooo:rsid="001b26c2"/>
    </style:style>
    <style:style style:name="T4" style:family="text">
      <style:text-properties fo:language="en" fo:country="US"/>
    </style:style>
    <style:style style:name="T5" style:family="text">
      <style:text-properties style:font-name="Montserrat" fo:font-size="8pt" officeooo:rsid="001fcedf" style:font-size-asian="7pt" style:font-size-complex="8pt"/>
    </style:style>
    <style:style style:name="T6" style:family="text">
      <style:text-properties officeooo:rsid="001de340"/>
    </style:style>
    <style:style style:name="T7" style:family="text">
      <style:text-properties officeooo:rsid="001c0b58"/>
    </style:style>
    <style:style style:name="T8" style:family="text">
      <style:text-properties officeooo:rsid="001fc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brosini <text:s/>- T.P. N°1 </text:p>
      <text:p text:style-name="P1"/>
      <text:p text:style-name="P2">Ejercicio 1: </text:p>
      <text:p text:style-name="P3"/>
      <text:p text:style-name="P4">"""Este bloque se encarga de encontrar las tramas y guardarlas en una lista. Para esto se utiliza la funcion find para encontrar los</text:p>
      <text:p text:style-name="P4">valores 7E iterativamente hasta llegar al final de la cadena (teniendo en cuenta las secuencias de escape)"""</text:p>
      <text:p text:style-name="P4"/>
      <text:p text:style-name="P4">def frame_listing(hex_string: str):</text:p>
      <text:p text:style-name="P4"><text:s text:c="4"/>index = 0</text:p>
      <text:p text:style-name="P4"><text:s text:c="4"/>frame_list = []</text:p>
      <text:p text:style-name="P4"><text:s text:c="4"/>while index != -1:</text:p>
      <text:p text:style-name="P4"><text:s text:c="8"/>start = hex_string.find("7E", index)</text:p>
      <text:p text:style-name="P4"><text:s text:c="8"/>if start == -1:</text:p>
      <text:p text:style-name="P4"><text:s text:c="12"/>break</text:p>
      <text:p text:style-name="P4"><text:s text:c="8"/>end = hex_string.find("7E", start + 1)</text:p>
      <text:p text:style-name="P4"><text:s text:c="8"/>while end != -1 and hex_string[end - 2: end] == "7D":</text:p>
      <text:p text:style-name="P4"><text:s text:c="12"/>end = hex_string.find("7E", end + 1)</text:p>
      <text:p text:style-name="P4"><text:s text:c="8"/>if end == -1:</text:p>
      <text:p text:style-name="P4"><text:s text:c="12"/>frame = hex_string[start:]</text:p>
      <text:p text:style-name="P4"><text:s text:c="12"/>index = -1</text:p>
      <text:p text:style-name="P4"><text:s text:c="8"/>else:</text:p>
      <text:p text:style-name="P4"><text:s text:c="12"/>frame = hex_string[start:end]</text:p>
      <text:p text:style-name="P4"><text:s text:c="12"/>index = end</text:p>
      <text:p text:style-name="P4"><text:s text:c="8"/>frame_list.append(frame)</text:p>
      <text:p text:style-name="P4"><text:s text:c="4"/>frame_list.reverse()</text:p>
      <text:p text:style-name="P4"><text:s text:c="4"/>return frame_list</text:p>
      <text:p text:style-name="P4"/>
      <text:p text:style-name="P4"/>
      <text:p text:style-name="P4">"""---------------------------------------------------------------------------------------------------------------------------------"""</text:p>
      <text:p text:style-name="P4">"""En este bloque se verifica la longitud de una trama en especifico"""</text:p>
      <text:p text:style-name="P4"/>
      <text:p text:style-name="P4">def is_length_ok(frame: str):</text:p>
      <text:p text:style-name="P4"><text:s text:c="4"/>trimmed_frame = frame[6: len(frame) - 2]</text:p>
      <text:p text:style-name="P4"><text:s text:c="4"/>frame_size = len(trimmed_frame)</text:p>
      <text:p text:style-name="P4"><text:s text:c="4"/>if frame.find("7D7E") != -1:</text:p>
      <text:p text:style-name="P4"><text:s text:c="8"/>frame_size = frame_size - 2</text:p>
      <text:p text:style-name="P4"><text:s text:c="4"/>length = frame[2: 6]</text:p>
      <text:p text:style-name="P4"><text:s text:c="4"/>length = int(length, 16)</text:p>
      <text:p text:style-name="P4"><text:s text:c="4"/>if frame_size / 2 == length:</text:p>
      <text:p text:style-name="P4"><text:s text:c="8"/>return True</text:p>
      <text:p text:style-name="P4"><text:s text:c="4"/>else:</text:p>
      <text:p text:style-name="P4"><text:s text:c="8"/>return False</text:p>
      <text:p text:style-name="P4"/>
      <text:p text:style-name="P4"/>
      <text:p text:style-name="P4">""" - - - - - - - - - - - - - - - - - - - - - - - - - - - - - - - - - - - - - - - - - - - - - - - - - - - - - - - - - - - - - - - - """</text:p>
      <text:p text:style-name="P4">"""En este bloque se itera el bloque anterior sobre la lista de trazas formada previamente"""</text:p>
      <text:p text:style-name="P4"/>
      <text:p text:style-name="P4">def count_frames_length_ok(frame_list):</text:p>
      <text:p text:style-name="P4"><text:s text:c="4"/>counter = 0</text:p>
      <text:p text:style-name="P4"><text:s text:c="4"/>for frame in frame_list:</text:p>
      <text:p text:style-name="P4"><text:s text:c="8"/>if is_length_ok(frame):</text:p>
      <text:p text:style-name="P4"><text:s text:c="12"/>counter += 1</text:p>
      <text:p text:style-name="P4"><text:s text:c="4"/>return counter</text:p>
      <text:p text:style-name="P4"/>
      <text:p text:style-name="P4"/>
      <text:p text:style-name="P4">"""---------------------------------------------------------------------------------------------------------------------------------"""</text:p>
      <text:p text:style-name="P4">"""En este bloque se verifica el checksum de una trama en especifico"""</text:p>
      <text:p text:style-name="P4"/>
      <text:p text:style-name="P4"/>
      <text:p text:style-name="P4">def checksum_check(frame: str):</text:p>
      <text:p text:style-name="P4"><text:s text:c="4"/>checksum = frame[len(frame) - 2: len(frame)]</text:p>
      <text:p text:style-name="P4"><text:s text:c="4"/>trimmed_frame = frame[6: len(frame) - 2]</text:p>
      <text:p text:style-name="P4"/>
      <text:p text:style-name="P4"><text:s text:c="4"/>if trimmed_frame.find("7D7E") != -1:</text:p>
      <text:p text:style-name="P4"><text:s text:c="8"/>trimmed_frame = trimmed_frame.replace("7D7E", "7E")</text:p>
      <text:p text:style-name="P4"/>
      <text:p text:style-name="P4"><text:s text:c="4"/>actual_checksum = 0xFF - (sum(bytes.fromhex(trimmed_frame)) &amp; 0xFF)</text:p>
      <text:p text:style-name="P4"/>
      <text:p text:style-name="P4"><text:s text:c="4"/>if int(checksum, 16) == actual_checksum and is_length_ok(frame):</text:p>
      <text:p text:style-name="P4"><text:s text:c="8"/>return True</text:p>
      <text:p text:style-name="P4"><text:s text:c="4"/>else:</text:p>
      <text:p text:style-name="P4"><text:s text:c="8"/>return False</text:p>
      <text:p text:style-name="P4"/>
      <text:p text:style-name="P4"/>
      <text:p text:style-name="P4">""" - - - - - - - - - - - - - - - - - - - - - - - - - - - - - - - - - - - - - - - - - - - - - - - - - - - - - - - - - - - - - - - - """</text:p>
      <text:p text:style-name="P4">"""En este bloque se itera el bloque anterior sobre la lista de trazas formada previamente"""</text:p>
      <text:p text:style-name="P4"/>
      <text:p text:style-name="P4">def count_frames_checksum_wrong(frame_list):</text:p>
      <text:p text:style-name="P4"><text:s text:c="4"/>counter = 0</text:p>
      <text:p text:style-name="P4"><text:s text:c="4"/>for frame in frame_list:</text:p>
      <text:p text:style-name="P4"><text:s text:c="8"/>if not checksum_check(frame):</text:p>
      <text:p text:style-name="P4"><text:s text:c="12"/>counter += 1</text:p>
      <text:p text:style-name="P4"><text:s text:c="4"/>return counter</text:p>
      <text:p text:style-name="P4"/>
      <text:p text:style-name="P4"><text:soft-page-break/></text:p>
      <text:p text:style-name="P4">"""---------------------------------------------------------------------------------------------------------------------------------"""</text:p>
      <text:p text:style-name="P4">"""En este bloque se cuentan las trazas con una secuencia de escape presente"""</text:p>
      <text:p text:style-name="P4"/>
      <text:p text:style-name="P4">def frames_with_scape_secuence(frame_list):</text:p>
      <text:p text:style-name="P4"><text:s text:c="4"/>counter = 0</text:p>
      <text:p text:style-name="P4"><text:s text:c="4"/>for frame in frame_list:</text:p>
      <text:p text:style-name="P4"><text:s text:c="8"/>if frame.find("7D7E") != -1:</text:p>
      <text:p text:style-name="P4"><text:s text:c="12"/>counter += 1</text:p>
      <text:p text:style-name="P4"><text:s text:c="4"/>return counter</text:p>
      <text:p text:style-name="P4"/>
      <text:p text:style-name="P4"/>
      <text:p text:style-name="P4">"""---------------------------------------------------------------------------------------------------------------------------------"""</text:p>
      <text:p text:style-name="P4">"""En este bloque se lee el archivo y se lo pasa a string"""</text:p>
      <text:p text:style-name="P4"/>
      <text:p text:style-name="P4">with open("Tramas_802-15-4.log", "r") as frame_log:</text:p>
      <text:p text:style-name="P4"><text:s text:c="4"/>lines = frame_log.read().strip().replace("\n", "").replace("\r", "")</text:p>
      <text:p text:style-name="P4"/>
      <text:p text:style-name="P4">frame_list = frame_listing(lines)</text:p>
      <text:p text:style-name="P4"/>
      <text:p text:style-name="P4">"""---------------------------------------------------------------------------------------------------------------------------------"""</text:p>
      <text:p text:style-name="P4">"""Bloque de muestra de resultados"""</text:p>
      <text:p text:style-name="P4"/>
      <text:p text:style-name="P4">print("La cantidad de tramas encontradas es de: ", len(frame_list))</text:p>
      <text:p text:style-name="P4">print("La cantidad de tramas con la longitud correcta es de: ", count_frames_length_ok(frame_list))</text:p>
      <text:p text:style-name="P4">print("La cantidad de tramas con la longitud incorrecta es de: ", len(frame_list) - count_frames_length_ok(frame_list))</text:p>
      <text:p text:style-name="P4">print("La cantidad de tramas con la longitud correcta y el checksum correcto es de: ", count_frames_length_ok(frame_list) - count_frames_checksum_wrong(frame_list))</text:p>
      <text:p text:style-name="P4">print("La cantidad de tramas con la longitud correcta y el checksum incorrecto es de: ", count_frames_checksum_wrong(frame_list))</text:p>
      <text:p text:style-name="P4">print("La cantidad de tramas con secuencia de escape es de: ", frames_with_scape_secuence(frame_list))</text:p>
      <text:p text:style-name="P4"/>
      <text:p text:style-name="P5">Outcome: </text:p>
      <text:p text:style-name="P6"/>
      <text:p text:style-name="P7"><text:span text:style-name="T1">L</text:span><text:span text:style-name="T2">a cantidad de tramas encontradas es de: <text:s/>3237</text:span></text:p>
      <text:p text:style-name="P4">La cantidad de tramas con la longitud correcta es de: <text:s/>3233</text:p>
      <text:p text:style-name="P4">La cantidad de tramas con la longitud incorrecta es de: <text:s/>4</text:p>
      <text:p text:style-name="P4">La cantidad de tramas con la longitud correcta y el checksum correcto es de: <text:s/>3224</text:p>
      <text:p text:style-name="P4">La cantidad de tramas con la longitud correcta y el checksum incorrecto es de: <text:s/>9</text:p>
      <text:p text:style-name="P4">La cantidad de tramas con secuencia de escape es de: <text:s/>6</text:p>
      <text:p text:style-name="P8"/>
      <text:p text:style-name="P2"/>
      <text:p text:style-name="P9"/>
      <text:p text:style-name="P2">Ejercicio 2: </text:p>
      <text:p text:style-name="P2"/>
      <text:p text:style-name="P10">Trama 3 del archivo captura1.cap: 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Capa de enlace <text:span text:style-name="T3">(2)</text:span>: PPP CHAP (Point-to-Point <text:span text:style-name="T4">Protocol</text:span>)</text:p>
          </table:table-cell>
        </table:table-row>
        <table:table-row>
          <table:table-cell table:style-name="Table1.A1" office:value-type="string">
            <text:p text:style-name="P11">Capa física (1): Ethernet</text:p>
          </table:table-cell>
        </table:table-row>
      </table:table>
      <text:p text:style-name="P10"><text:tab/></text:p>
      <text:p text:style-name="P10"><text:tab/>a) Algunas tramas se perderán, debido a que el <text:span text:style-name="T4">handshake</text:span> entre el emisor y el receptor puede no </text:p>
      <text:p text:style-name="P10"><text:tab/><text:tab/>llevarse cabo y el intercambio se queda sin realizar dando un código de fallo (4)</text:p>
      <text:p text:style-name="P10"/>
      <text:p text:style-name="P12"><text:span text:style-name="T1"><text:tab/>b) Todas las tramas tendrá</text:span><text:span text:style-name="T5">n</text:span><text:span text:style-name="T1"> checksum correcto porque Ethernet descarta tramas con checksum incorrecto.</text:span></text:p>
      <text:p text:style-name="P10"/>
      <text:p text:style-name="P10"/>
      <text:p text:style-name="P10"/>
      <text:p text:style-name="P10"/>
      <text:p text:style-name="P13">Trama 2 del archivo captura3.cap</text:p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Capa de transporte (4): TCP (Trasmission Control Protocol)</text:p>
          </table:table-cell>
        </table:table-row>
        <table:table-row>
          <table:table-cell table:style-name="Table2.A1" office:value-type="string">
            <text:p text:style-name="P15">Capa de red (3): IP<text:span text:style-name="T6">v4</text:span> (Internet Protocol)</text:p>
          </table:table-cell>
        </table:table-row>
        <table:table-row>
          <table:table-cell table:style-name="Table2.A1" office:value-type="string">
            <text:p text:style-name="P16">Capa de enlace <text:span text:style-name="T3">(2)</text:span>: <text:span text:style-name="T3">Ethernet II</text:span></text:p>
          </table:table-cell>
        </table:table-row>
        <table:table-row>
          <table:table-cell table:style-name="Table2.A1" office:value-type="string">
            <text:p text:style-name="P16">Capa física (1): Ethernet</text:p>
          </table:table-cell>
        </table:table-row>
      </table:table>
      <text:p text:style-name="P14"><text:tab/></text:p>
      <text:p text:style-name="P14"><text:tab/>a) <text:span text:style-name="T7">No se pierden tramas, ya que si el cliente envía una señal (SYN) y el receptor no responde (la trama nunca <text:tab/><text:tab/>llegó, por ejemplo), al cabo de un tiempo, el cliente vuelve a enviar la señal. De mismo modo, si el <text:tab/><text:tab/><text:tab/>receptor envía una señal (SYN/AKN) y el cliente no responde (AKN), el servidor vuelve a enviar la señal <text:tab/><text:tab/>hasta recibir una respuesta.</text:span></text:p>
      <text:p text:style-name="P14"/>
      <text:p text:style-name="P14"><text:tab/>b) Todas las tramas tendrá<text:span text:style-name="T8">n</text:span> checksum correcto porque Ethernet descarta tramas con checksum incorrecto.</text:p>
      <text:p text:style-name="P13"/>
      <text:p text:style-name="P13"/>
      <text:p text:style-name="P13"/>
      <text:p text:style-name="P13"/>
      <text:p text:style-name="P17">Trama 2 del archivo captura3.cap</text:p>
      <text:p text:style-name="P17"/>
      <text:p text:style-name="P18"><text:soft-page-break/><text:tab/><text:tab/><text:tab/><text:span text:style-name="T6">(TCP/IP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Capa de aplicación(4): TLS (Transport Layer Security)</text:p>
          </table:table-cell>
        </table:table-row>
        <table:table-row>
          <table:table-cell table:style-name="Table3.A1" office:value-type="string">
            <text:p text:style-name="P20">Capa de transporte (<text:span text:style-name="T6">3</text:span>): TCP (Tra<text:span text:style-name="T8">n</text:span>smission Control Protocol)</text:p>
          </table:table-cell>
        </table:table-row>
        <table:table-row>
          <table:table-cell table:style-name="Table3.A1" office:value-type="string">
            <text:p text:style-name="P20">Capa de red (<text:span text:style-name="T6">2</text:span>): IP<text:span text:style-name="T6">v4</text:span> (Internet Protocol)</text:p>
          </table:table-cell>
        </table:table-row>
        <table:table-row>
          <table:table-cell table:style-name="Table3.A1" office:value-type="string">
            <text:p text:style-name="P21">Capa de enlace <text:span text:style-name="T3">(</text:span><text:span text:style-name="T6">1</text:span><text:span text:style-name="T3">)</text:span>: <text:span text:style-name="T3">Ethernet II</text:span></text:p>
          </table:table-cell>
        </table:table-row>
        <table:table-row>
          <table:table-cell table:style-name="Table3.A1" office:value-type="string">
            <text:p text:style-name="P21">Capa física (1): Ethernet</text:p>
          </table:table-cell>
        </table:table-row>
      </table:table>
      <text:p text:style-name="P18"><text:tab/></text:p>
      <text:p text:style-name="P18"><text:tab/>a) <text:span text:style-name="T7">No se pierden tramas, ya que si el cliente envía una señal (SYN) y el receptor no responde (la trama nunca <text:tab/><text:tab/>llegó, por ejemplo), al cabo de un tiempo, el cliente vuelve a enviar la señal. De mismo modo, si el <text:tab/><text:tab/><text:tab/>receptor envía una señal (SYN/AKN) y el cliente no responde (AKN), el servidor vuelve a enviar la señal <text:tab/><text:tab/>hasta recibir una respuesta.</text:span></text:p>
      <text:p text:style-name="P18"/>
      <text:p text:style-name="P18"><text:tab/>b) Todas las tramas tendrá<text:span text:style-name="T8">n </text:span>checksum correcto porque Ethernet descarta tramas con checksum incorrec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13:53:49.887317067</meta:creation-date>
    <dc:date>2025-08-07T16:50:37.883468073</dc:date>
    <meta:editing-duration>PT22M47S</meta:editing-duration>
    <meta:editing-cycles>3</meta:editing-cycles>
    <meta:generator>LibreOffice/25.2.5.2$Linux_X86_64 LibreOffice_project/520$Build-2</meta:generator>
    <meta:document-statistic meta:table-count="3" meta:image-count="0" meta:object-count="0" meta:page-count="3" meta:paragraph-count="118" meta:word-count="928" meta:character-count="6474" meta:non-whitespace-character-count="5277"/>
  </office:meta>
</office:document-meta>
</file>